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22.614cm" svg:height="8.999cm" svg:x="15.961cm" svg:y="1.535cm">
            <draw:object draw:notify-on-update-of-ranges="Arkusz1.B6:Arkusz1.B6 Arkusz1.B7:Arkusz1.B11 Arkusz1.C6:Arkusz1.C6 Arkusz1.C7:Arkusz1.C11 Arkusz1.D6:Arkusz1.D6 Arkusz1.D7:Arkusz1.D11 Arkusz1.E6:Arkusz1.E6 Arkusz1.E7:Arkusz1.E11 Arkusz1.F6:Arkusz1.F6 Arkusz1.F7:Arkusz1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ccuracy [%]</text:p>
          </table:table-cell>
          <table:table-cell office:value-type="string" calcext:value-type="string">
            <text:p>Precision [%]</text:p>
          </table:table-cell>
          <table:table-cell office:value-type="string" calcext:value-type="string">
            <text:p>Recall [%]</text:p>
          </table:table-cell>
          <table:table-cell office:value-type="string" calcext:value-type="string">
            <text:p>F1 [%]</text:p>
          </table:table-cell>
        </table:table-row>
        <table:table-row table:style-name="ro1">
          <table:table-cell/>
          <table:table-cell office:value-type="string" calcext:value-type="string">
            <text:p>CNN</text:p>
          </table:table-cell>
          <table:table-cell office:value-type="float" office:value="49.537" calcext:value-type="float">
            <text:p>49,537</text:p>
          </table:table-cell>
          <table:table-cell office:value-type="float" office:value="53.087" calcext:value-type="float">
            <text:p>53,087</text:p>
          </table:table-cell>
          <table:table-cell office:value-type="float" office:value="49.537" calcext:value-type="float">
            <text:p>49,537</text:p>
          </table:table-cell>
          <table:table-cell office:value-type="float" office:value="49.471" calcext:value-type="float">
            <text:p>49,471</text:p>
          </table:table-cell>
        </table:table-row>
        <table:table-row table:style-name="ro1">
          <table:table-cell/>
          <table:table-cell office:value-type="string" calcext:value-type="string">
            <text:p>CNN + aug</text:p>
          </table:table-cell>
          <table:table-cell office:value-type="float" office:value="54.541" calcext:value-type="float">
            <text:p>54,541</text:p>
          </table:table-cell>
          <table:table-cell office:value-type="float" office:value="65.457" calcext:value-type="float">
            <text:p>65,457</text:p>
          </table:table-cell>
          <table:table-cell office:value-type="float" office:value="54.541" calcext:value-type="float">
            <text:p>54,541</text:p>
          </table:table-cell>
          <table:table-cell office:value-type="float" office:value="55.253" calcext:value-type="float">
            <text:p>55,253</text:p>
          </table:table-cell>
        </table:table-row>
        <table:table-row table:style-name="ro1">
          <table:table-cell/>
          <table:table-cell office:value-type="string" calcext:value-type="string">
            <text:p>Mobilenetv2</text:p>
          </table:table-cell>
          <table:table-cell office:value-type="float" office:value="78.221" calcext:value-type="float">
            <text:p>78,221</text:p>
          </table:table-cell>
          <table:table-cell office:value-type="float" office:value="83.047" calcext:value-type="float">
            <text:p>83,047</text:p>
          </table:table-cell>
          <table:table-cell office:value-type="float" office:value="78.221" calcext:value-type="float">
            <text:p>78,221</text:p>
          </table:table-cell>
          <table:table-cell office:value-type="float" office:value="78.247" calcext:value-type="float">
            <text:p>78,247</text:p>
          </table:table-cell>
        </table:table-row>
        <table:table-row table:style-name="ro1">
          <table:table-cell/>
          <table:table-cell office:value-type="string" calcext:value-type="string">
            <text:p>Googlenet</text:p>
          </table:table-cell>
          <table:table-cell office:value-type="float" office:value="78.174" calcext:value-type="float">
            <text:p>78,174</text:p>
          </table:table-cell>
          <table:table-cell office:value-type="float" office:value="81.462" calcext:value-type="float">
            <text:p>81,462</text:p>
          </table:table-cell>
          <table:table-cell office:value-type="float" office:value="78.174" calcext:value-type="float">
            <text:p>78,174</text:p>
          </table:table-cell>
          <table:table-cell office:value-type="float" office:value="78.154" calcext:value-type="float">
            <text:p>78,154</text:p>
          </table:table-cell>
        </table:table-row>
        <table:table-row table:style-name="ro1">
          <table:table-cell/>
          <table:table-cell office:value-type="string" calcext:value-type="string">
            <text:p>MV2 + DT</text:p>
          </table:table-cell>
          <table:table-cell office:value-type="float" office:value="12.095" calcext:value-type="float">
            <text:p>12,095</text:p>
          </table:table-cell>
          <table:table-cell office:value-type="float" office:value="11.697" calcext:value-type="float">
            <text:p>11,697</text:p>
          </table:table-cell>
          <table:table-cell office:value-type="float" office:value="12.095" calcext:value-type="float">
            <text:p>12,095</text:p>
          </table:table-cell>
          <table:table-cell office:value-type="float" office:value="11.667" calcext:value-type="float">
            <text:p>11,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8:57:48.353673692</meta:creation-date>
    <meta:generator>LibreOffice/7.4.7.2$Linux_X86_64 LibreOffice_project/40$Build-2</meta:generator>
    <dc:date>2025-01-21T21:01:00.466426084</dc:date>
    <meta:editing-duration>PT2H3M5S</meta:editing-duration>
    <meta:editing-cycles>2</meta:editing-cycles>
    <meta:document-statistic meta:table-count="1" meta:cell-count="2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615cm" svg:height="9cm" xlink:href=".." xlink:type="simple" chart:class="chart:bar" chart:style-name="ch1">
        <chart:legend chart:legend-position="end" svg:x="19.77cm" svg:y="3.454cm" style:legend-expansion="high" chart:style-name="ch2"/>
        <chart:plot-area chart:style-name="ch3" table:cell-range-address="Arkusz1.B6:Arkusz1.F11" chart:data-source-has-labels="both" svg:x="0.452cm" svg:y="0.18cm" svg:width="18.866cm" svg:height="8.64cm">
          <chart:coordinate-region svg:x="2.555cm" svg:y="0.18cm" svg:width="16.576cm" svg:height="7.993cm"/>
          <chart:axis chart:dimension="x" chart:name="primary-x" chart:style-name="ch4" chartooo:axis-type="auto">
            <chartooo:date-scale/>
            <chart:categories table:cell-range-address="Arkusz1.B7:Arkusz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C7:Arkusz1.C11" chart:label-cell-address="Arkusz1.C6:Arkusz1.C6" chart:class="chart:bar">
            <chart:data-point chart:repeated="5"/>
          </chart:series>
          <chart:series chart:style-name="ch8" chart:values-cell-range-address="Arkusz1.D7:Arkusz1.D11" chart:label-cell-address="Arkusz1.D6:Arkusz1.D6" chart:class="chart:bar">
            <chart:data-point chart:repeated="5"/>
          </chart:series>
          <chart:series chart:style-name="ch9" chart:values-cell-range-address="Arkusz1.E7:Arkusz1.E11" chart:label-cell-address="Arkusz1.E6:Arkusz1.E6" chart:class="chart:bar">
            <chart:data-point chart:repeated="5"/>
          </chart:series>
          <chart:series chart:style-name="ch10" chart:values-cell-range-address="Arkusz1.F7:Arkusz1.F11" chart:label-cell-address="Arkusz1.F6:Arkusz1.F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 [%]</text:p>
                <draw:g>
                  <svg:desc>Arkusz1.C6:Arkusz1.C6</svg:desc>
                </draw:g>
              </table:table-cell>
              <table:table-cell office:value-type="string">
                <text:p>Precision [%]</text:p>
                <draw:g>
                  <svg:desc>Arkusz1.D6:Arkusz1.D6</svg:desc>
                </draw:g>
              </table:table-cell>
              <table:table-cell office:value-type="string">
                <text:p>Recall [%]</text:p>
                <draw:g>
                  <svg:desc>Arkusz1.E6:Arkusz1.E6</svg:desc>
                </draw:g>
              </table:table-cell>
              <table:table-cell office:value-type="string">
                <text:p>F1 [%]</text:p>
                <draw:g>
                  <svg:desc>Arkusz1.F6:Arkusz1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NN</text:p>
                <draw:g>
                  <svg:desc>Arkusz1.B7:Arkusz1.B11</svg:desc>
                </draw:g>
              </table:table-cell>
              <table:table-cell office:value-type="float" office:value="49.537">
                <text:p>49.537</text:p>
                <draw:g>
                  <svg:desc>Arkusz1.C7:Arkusz1.C11</svg:desc>
                </draw:g>
              </table:table-cell>
              <table:table-cell office:value-type="float" office:value="53.087">
                <text:p>53.087</text:p>
                <draw:g>
                  <svg:desc>Arkusz1.D7:Arkusz1.D11</svg:desc>
                </draw:g>
              </table:table-cell>
              <table:table-cell office:value-type="float" office:value="49.537">
                <text:p>49.537</text:p>
                <draw:g>
                  <svg:desc>Arkusz1.E7:Arkusz1.E11</svg:desc>
                </draw:g>
              </table:table-cell>
              <table:table-cell office:value-type="float" office:value="49.471">
                <text:p>49.471</text:p>
                <draw:g>
                  <svg:desc>Arkusz1.F7:Arkusz1.F11</svg:desc>
                </draw:g>
              </table:table-cell>
            </table:table-row>
            <table:table-row>
              <table:table-cell office:value-type="string">
                <text:p>CNN + aug</text:p>
              </table:table-cell>
              <table:table-cell office:value-type="float" office:value="54.541">
                <text:p>54.541</text:p>
              </table:table-cell>
              <table:table-cell office:value-type="float" office:value="65.457">
                <text:p>65.457</text:p>
              </table:table-cell>
              <table:table-cell office:value-type="float" office:value="54.541">
                <text:p>54.541</text:p>
              </table:table-cell>
              <table:table-cell office:value-type="float" office:value="55.253">
                <text:p>55.253</text:p>
              </table:table-cell>
            </table:table-row>
            <table:table-row>
              <table:table-cell office:value-type="string">
                <text:p>Mobilenetv2</text:p>
              </table:table-cell>
              <table:table-cell office:value-type="float" office:value="78.221">
                <text:p>78.221</text:p>
              </table:table-cell>
              <table:table-cell office:value-type="float" office:value="83.047">
                <text:p>83.047</text:p>
              </table:table-cell>
              <table:table-cell office:value-type="float" office:value="78.221">
                <text:p>78.221</text:p>
              </table:table-cell>
              <table:table-cell office:value-type="float" office:value="78.247">
                <text:p>78.247</text:p>
              </table:table-cell>
            </table:table-row>
            <table:table-row>
              <table:table-cell office:value-type="string">
                <text:p>Googlenet</text:p>
              </table:table-cell>
              <table:table-cell office:value-type="float" office:value="78.174">
                <text:p>78.174</text:p>
              </table:table-cell>
              <table:table-cell office:value-type="float" office:value="81.462">
                <text:p>81.462</text:p>
              </table:table-cell>
              <table:table-cell office:value-type="float" office:value="78.174">
                <text:p>78.174</text:p>
              </table:table-cell>
              <table:table-cell office:value-type="float" office:value="78.154">
                <text:p>78.154</text:p>
              </table:table-cell>
            </table:table-row>
            <table:table-row>
              <table:table-cell office:value-type="string">
                <text:p>MV2 + DT</text:p>
              </table:table-cell>
              <table:table-cell office:value-type="float" office:value="12.095">
                <text:p>12.095</text:p>
              </table:table-cell>
              <table:table-cell office:value-type="float" office:value="11.697">
                <text:p>11.697</text:p>
              </table:table-cell>
              <table:table-cell office:value-type="float" office:value="12.095">
                <text:p>12.095</text:p>
              </table:table-cell>
              <table:table-cell office:value-type="float" office:value="11.667">
                <text:p>11.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